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45e4" officeooo:paragraph-rsid="001a45e4"/>
    </style:style>
    <style:style style:name="P2" style:family="paragraph" style:parent-style-name="Standard">
      <style:paragraph-properties fo:text-align="end" style:justify-single-word="false"/>
      <style:text-properties officeooo:rsid="001a45e4" officeooo:paragraph-rsid="001a45e4"/>
    </style:style>
    <style:style style:name="P3" style:family="paragraph" style:parent-style-name="Standard">
      <style:paragraph-properties fo:text-align="end" style:justify-single-word="false"/>
      <style:text-properties officeooo:rsid="001bfcf4" officeooo:paragraph-rsid="001bfc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thew Carlis</text:p>
      <text:p text:style-name="P3">Lab Exercis11</text:p>
      <text:p text:style-name="P1">// Program 1</text:p>
      <text:p text:style-name="P1"/>
      <text:p text:style-name="P1">#include &lt;stdio.h&gt; <text:s text:c="60"/></text:p>
      <text:p text:style-name="P1"><text:s text:c="79"/></text:p>
      <text:p text:style-name="P1">/* We need a prototype so the compiler knows what types function() takes */ <text:s text:c="3"/></text:p>
      <text:p text:style-name="P1">int function(char *input); <text:s text:c="52"/></text:p>
      <text:p text:style-name="P1"><text:s text:c="79"/></text:p>
      <text:p text:style-name="P1">/* Since this is static, we can define it in both hello.c and function.c */ <text:s text:c="3"/></text:p>
      <text:p text:style-name="P1">static int i = 100; <text:s text:c="59"/></text:p>
      <text:p text:style-name="P1"><text:s text:c="79"/></text:p>
      <text:p text:style-name="P1">/* This is a global variable */ <text:s text:c="47"/></text:p>
      <text:p text:style-name="P1">int global = 10; <text:s text:c="62"/></text:p>
      <text:p text:style-name="P1"><text:s text:c="79"/></text:p>
      <text:p text:style-name="P1">int main(void) <text:s text:c="64"/></text:p>
      <text:p text:style-name="P1">{ <text:s text:c="77"/></text:p>
      <text:p text:style-name="P1"><text:s text:c="8"/>/* function() should return the value of global */ <text:s text:c="20"/></text:p>
      <text:p text:style-name="P1"><text:s text:c="8"/>int ret = function("Hello, World!"); <text:s text:c="34"/></text:p>
      <text:p text:style-name="P1"><text:s text:c="8"/>return 0; <text:s text:c="61"/></text:p>
      <text:p text:style-name="P1">} <text:s text:c="77"/></text:p>
      <text:p text:style-name="P1"><text:s text:c="79"/></text:p>
      <text:p text:style-name="P1">/* Declard as extern since defined in hello.c */ <text:s text:c="30"/></text:p>
      <text:p text:style-name="P1">extern int global; <text:s text:c="60"/></text:p>
      <text:p text:style-name="P1"><text:s text:c="79"/></text:p>
      <text:p text:style-name="P1">int function(char *input) <text:s text:c="53"/></text:p>
      <text:p text:style-name="P1">{ <text:s text:c="77"/></text:p>
      <text:p text:style-name="P1"><text:s text:c="4"/>printf("%s\n", input); <text:s text:c="52"/></text:p>
      <text:p text:style-name="P1"><text:s text:c="4"/>return global; <text:s text:c="60"/></text:p>
      <text:p text:style-name="P1">}</text:p>
      <text:p text:style-name="P1"/>
      <text:p text:style-name="P1">// readelf –symbols </text:p>
      <text:p text:style-name="P1">Symbol table '.dynsym' contains 5 entries: <text:s text:c="36"/></text:p>
      <text:p text:style-name="P1"><text:s text:c="3"/>Num: <text:s text:c="3"/>Value <text:s/>Size Type <text:s text:c="3"/>Bind <text:s text:c="2"/>Vis <text:s text:c="5"/>Ndx Name <text:s text:c="23"/></text:p>
      <text:p text:style-name="P1"><text:s text:c="5"/>0: 00000000 <text:s text:c="4"/>0 NOTYPE <text:s/>LOCAL <text:s/>DEFAULT <text:s/>UND <text:s text:c="28"/></text:p>
      <text:p text:style-name="P1"><text:s text:c="5"/>1: 00000000 <text:s text:c="4"/>0 FUNC <text:s text:c="3"/>GLOBAL DEFAULT <text:s/>UND puts@GLIBC_2.0 (2) <text:s text:c="9"/></text:p>
      <text:p text:style-name="P1"><text:s text:c="5"/>2: 00000000 <text:s text:c="4"/>0 NOTYPE <text:s/>WEAK <text:s text:c="2"/>DEFAULT <text:s/>UND __gmon_start__ <text:s text:c="13"/></text:p>
      <text:p text:style-name="P1"><text:s text:c="5"/>3: 00000000 <text:s text:c="4"/>0 FUNC <text:s text:c="3"/>GLOBAL DEFAULT <text:s/>UND __libc_start_main@GLIBC_2.0 <text:s/>(2) </text:p>
      <text:p text:style-name="P1"><text:s text:c="5"/>4: 080484ec <text:s text:c="4"/>4 OBJECT <text:s/>GLOBAL DEFAULT <text:s text:c="2"/>15 _IO_stdin_used <text:s text:c="13"/></text:p>
      <text:p text:style-name="P1"><text:s text:c="79"/></text:p>
      <text:p text:style-name="P1">Symbol table '.symtab' contains 70 entries: <text:s text:c="35"/></text:p>
      <text:p text:style-name="P1"><text:s text:c="3"/>Num: <text:s text:c="3"/>Value <text:s/>Size Type <text:s text:c="3"/>Bind <text:s text:c="2"/>Vis <text:s text:c="5"/>Ndx Name <text:s text:c="23"/></text:p>
      <text:p text:style-name="P1"><text:s text:c="5"/>0: 00000000 <text:s text:c="4"/>0 NOTYPE <text:s/>LOCAL <text:s/>DEFAULT <text:s/>UND <text:s text:c="28"/></text:p>
      <text:p text:style-name="P1"><text:s text:c="5"/>1: 08048154 <text:s text:c="4"/>0 SECTION LOCAL <text:s/>DEFAULT <text:s text:c="3"/>1 <text:s text:c="28"/></text:p>
      <text:p text:style-name="P1"><text:s text:c="5"/>2: 08048168 <text:s text:c="4"/>0 SECTION LOCAL <text:s/>DEFAULT <text:s text:c="3"/>2 <text:s text:c="28"/></text:p>
      <text:p text:style-name="P1"><text:s text:c="5"/>3: 08048188 <text:s text:c="4"/>0 SECTION LOCAL <text:s/>DEFAULT <text:s text:c="3"/>3 <text:s text:c="28"/></text:p>
      <text:p text:style-name="P1"><text:s text:c="5"/>4: 080481ac <text:s text:c="4"/>0 SECTION LOCAL <text:s/>DEFAULT <text:s text:c="3"/>4 <text:s text:c="28"/></text:p>
      <text:p text:style-name="P1"><text:s text:c="5"/>5: 080481cc <text:s text:c="4"/>0 SECTION LOCAL <text:s/>DEFAULT <text:s text:c="3"/>5 <text:s text:c="28"/></text:p>
      <text:p text:style-name="P1"><text:s text:c="5"/>6: 0804821c <text:s text:c="4"/>0 SECTION LOCAL <text:s/>DEFAULT <text:s text:c="3"/>6 <text:s text:c="28"/></text:p>
      <text:p text:style-name="P1"><text:soft-page-break/><text:s text:c="5"/>7: 08048266 <text:s text:c="4"/>0 SECTION LOCAL <text:s/>DEFAULT <text:s text:c="3"/>7 <text:s text:c="28"/></text:p>
      <text:p text:style-name="P1"><text:s text:c="5"/>8: 08048270 <text:s text:c="4"/>0 SECTION LOCAL <text:s/>DEFAULT <text:s text:c="3"/>8 <text:s text:c="28"/></text:p>
      <text:p text:style-name="P1"><text:s text:c="5"/>9: 08048290 <text:s text:c="4"/>0 SECTION LOCAL <text:s/>DEFAULT <text:s text:c="3"/>9 <text:s text:c="28"/></text:p>
      <text:p text:style-name="P1"><text:s text:c="4"/>10: 08048298 <text:s text:c="4"/>0 SECTION LOCAL <text:s/>DEFAULT <text:s text:c="2"/>10 <text:s text:c="28"/></text:p>
      <text:p text:style-name="P1"><text:s text:c="4"/>11: 080482b0 <text:s text:c="4"/>0 SECTION LOCAL <text:s/>DEFAULT <text:s text:c="2"/>11 <text:s text:c="28"/></text:p>
      <text:p text:style-name="P1"><text:s text:c="4"/>12: 080482e0 <text:s text:c="4"/>0 SECTION LOCAL <text:s/>DEFAULT <text:s text:c="2"/>12 <text:s text:c="28"/></text:p>
      <text:p text:style-name="P1"><text:s text:c="4"/>13: 08048320 <text:s text:c="4"/>0 SECTION LOCAL <text:s/>DEFAULT <text:s text:c="2"/>13 <text:s text:c="28"/></text:p>
      <text:p text:style-name="P1"><text:s text:c="4"/>14: 080484d4 <text:s text:c="4"/>0 SECTION LOCAL <text:s/>DEFAULT <text:s text:c="2"/>14 <text:s text:c="28"/></text:p>
      <text:p text:style-name="P1"><text:s text:c="4"/>15: 080484e8 <text:s text:c="4"/>0 SECTION LOCAL <text:s/>DEFAULT <text:s text:c="2"/>15 <text:s text:c="28"/></text:p>
      <text:p text:style-name="P1"><text:s text:c="4"/>16: 08048500 <text:s text:c="4"/>0 SECTION LOCAL <text:s/>DEFAULT <text:s text:c="2"/>16 <text:s text:c="28"/></text:p>
      <text:p text:style-name="P1"><text:s text:c="4"/>17: 08048534 <text:s text:c="4"/>0 SECTION LOCAL <text:s/>DEFAULT <text:s text:c="2"/>17 <text:s text:c="28"/></text:p>
      <text:p text:style-name="P1"><text:s text:c="4"/>18: 08049f08 <text:s text:c="4"/>0 SECTION LOCAL <text:s/>DEFAULT <text:s text:c="2"/>18 <text:s text:c="28"/></text:p>
      <text:p text:style-name="P1"><text:s text:c="4"/>19: 08049f0c <text:s text:c="4"/>0 SECTION LOCAL <text:s/>DEFAULT <text:s text:c="2"/>19 <text:s text:c="28"/></text:p>
      <text:p text:style-name="P1"><text:s text:c="4"/>20: 08049f10 <text:s text:c="4"/>0 SECTION LOCAL <text:s/>DEFAULT <text:s text:c="2"/>20 <text:s text:c="28"/></text:p>
      <text:p text:style-name="P1"><text:s text:c="4"/>21: 08049f14 <text:s text:c="4"/>0 SECTION LOCAL <text:s/>DEFAULT <text:s text:c="2"/>21 <text:s text:c="28"/></text:p>
      <text:p text:style-name="P1"><text:s text:c="4"/>22: 08049ffc <text:s text:c="4"/>0 SECTION LOCAL <text:s/>DEFAULT <text:s text:c="2"/>22 <text:s text:c="28"/></text:p>
      <text:p text:style-name="P1"><text:s text:c="4"/>23: 0804a000 <text:s text:c="4"/>0 SECTION LOCAL <text:s/>DEFAULT <text:s text:c="2"/>23 <text:s text:c="28"/></text:p>
      <text:p text:style-name="P1"><text:s text:c="4"/>24: 0804a018 <text:s text:c="4"/>0 SECTION LOCAL <text:s/>DEFAULT <text:s text:c="2"/>24 <text:s text:c="28"/></text:p>
      <text:p text:style-name="P1"><text:s text:c="4"/>25: 0804a028 <text:s text:c="4"/>0 SECTION LOCAL <text:s/>DEFAULT <text:s text:c="2"/>25 <text:s text:c="28"/></text:p>
      <text:p text:style-name="P1"><text:s text:c="4"/>26: 00000000 <text:s text:c="4"/>0 SECTION LOCAL <text:s/>DEFAULT <text:s text:c="2"/>26 <text:s text:c="28"/></text:p>
      <text:p text:style-name="P1"><text:s text:c="4"/>27: 00000000 <text:s text:c="4"/>0 FILE <text:s text:c="3"/>LOCAL <text:s/>DEFAULT <text:s/>ABS crtstuff.c <text:s text:c="17"/></text:p>
      <text:p text:style-name="P1"><text:s text:c="4"/>28: 08049f10 <text:s text:c="4"/>0 OBJECT <text:s/>LOCAL <text:s/>DEFAULT <text:s text:c="2"/>20 __JCR_LIST__ <text:s text:c="15"/></text:p>
      <text:p text:style-name="P1"><text:s text:c="4"/>29: 08048360 <text:s text:c="4"/>0 FUNC <text:s text:c="3"/>LOCAL <text:s/>DEFAULT <text:s text:c="2"/>13 deregister_tm_clones <text:s text:c="7"/></text:p>
      <text:p text:style-name="P1"><text:s text:c="4"/>30: 08048390 <text:s text:c="4"/>0 FUNC <text:s text:c="3"/>LOCAL <text:s/>DEFAULT <text:s text:c="2"/>13 register_tm_clones <text:s text:c="9"/></text:p>
      <text:p text:style-name="P1"><text:s text:c="4"/>31: 080483d0 <text:s text:c="4"/>0 FUNC <text:s text:c="3"/>LOCAL <text:s/>DEFAULT <text:s text:c="2"/>13 __do_global_dtors_aux </text:p>
      <text:p text:style-name="P1"><text:s text:c="4"/>32: 0804a028 <text:s text:c="4"/>1 OBJECT <text:s/>LOCAL <text:s/>DEFAULT <text:s text:c="2"/>25 completed.6591 <text:s text:c="13"/></text:p>
      <text:p text:style-name="P1"><text:s text:c="4"/>33: 08049f0c <text:s text:c="4"/>0 OBJECT <text:s/>LOCAL <text:s/>DEFAULT <text:s text:c="2"/>19 __do_global_dtors_aux_fin <text:s text:c="2"/></text:p>
      <text:p text:style-name="P1"><text:s text:c="4"/>34: 080483f0 <text:s text:c="4"/>0 FUNC <text:s text:c="3"/>LOCAL <text:s/>DEFAULT <text:s text:c="2"/>13 frame_dummy <text:s text:c="16"/></text:p>
      <text:p text:style-name="P1"><text:s text:c="4"/>35: 08049f08 <text:s text:c="4"/>0 OBJECT <text:s/>LOCAL <text:s/>DEFAULT <text:s text:c="2"/>18 __frame_dummy_init_array_ <text:s text:c="2"/></text:p>
      <text:p text:style-name="P1"><text:s text:c="4"/>36: 00000000 <text:s text:c="4"/>0 FILE <text:s text:c="3"/>LOCAL <text:s/>DEFAULT <text:s/>ABS nelf_example.c <text:s text:c="13"/></text:p>
      <text:p text:style-name="P1"><text:s text:c="4"/>37: 0804a020 <text:s text:c="4"/>4 OBJECT <text:s/>LOCAL <text:s/>DEFAULT <text:s text:c="2"/>24 i <text:s text:c="26"/></text:p>
      <text:p text:style-name="P1"><text:s text:c="4"/>38: 00000000 <text:s text:c="4"/>0 FILE <text:s text:c="3"/>LOCAL <text:s/>DEFAULT <text:s/>ABS crtstuff.c <text:s text:c="17"/></text:p>
      <text:p text:style-name="P1"><text:s text:c="4"/>39: 08048600 <text:s text:c="4"/>0 OBJECT <text:s/>LOCAL <text:s/>DEFAULT <text:s text:c="2"/>17 __FRAME_END__ <text:s text:c="14"/></text:p>
      <text:p text:style-name="P1"><text:s text:c="4"/>40: 08049f10 <text:s text:c="4"/>0 OBJECT <text:s/>LOCAL <text:s/>DEFAULT <text:s text:c="2"/>20 __JCR_END__ <text:s text:c="16"/></text:p>
      <text:p text:style-name="P1"><text:s text:c="4"/>41: 00000000 <text:s text:c="4"/>0 FILE <text:s text:c="3"/>LOCAL <text:s/>DEFAULT <text:s/>ABS <text:s text:c="28"/></text:p>
      <text:p text:style-name="P1"><text:s text:c="4"/>42: 08049f0c <text:s text:c="4"/>0 NOTYPE <text:s/>LOCAL <text:s/>DEFAULT <text:s text:c="2"/>18 __init_array_end <text:s text:c="11"/></text:p>
      <text:p text:style-name="P1"><text:s text:c="4"/>43: 08049f14 <text:s text:c="4"/>0 OBJECT <text:s/>LOCAL <text:s/>DEFAULT <text:s text:c="2"/>21 _DYNAMIC <text:s text:c="19"/></text:p>
      <text:p text:style-name="P1"><text:s text:c="4"/>44: 08049f08 <text:s text:c="4"/>0 NOTYPE <text:s/>LOCAL <text:s/>DEFAULT <text:s text:c="2"/>18 __init_array_start <text:s text:c="9"/></text:p>
      <text:p text:style-name="P1"><text:s text:c="4"/>45: 0804a000 <text:s text:c="4"/>0 OBJECT <text:s/>LOCAL <text:s/>DEFAULT <text:s text:c="2"/>23 _GLOBAL_OFFSET_TABLE_ <text:s text:c="6"/></text:p>
      <text:p text:style-name="P1"><text:s text:c="4"/>46: 080484d0 <text:s text:c="4"/>2 FUNC <text:s text:c="3"/>GLOBAL DEFAULT <text:s text:c="2"/>13 __libc_csu_fini <text:s text:c="12"/></text:p>
      <text:p text:style-name="P1"><text:s text:c="4"/>47: 00000000 <text:s text:c="4"/>0 NOTYPE <text:s/>WEAK <text:s text:c="2"/>DEFAULT <text:s/>UND _ITM_deregisterTMCloneTab <text:s text:c="2"/></text:p>
      <text:p text:style-name="P1"><text:s text:c="4"/>48: 08048350 <text:s text:c="4"/>4 FUNC <text:s text:c="3"/>GLOBAL HIDDEN <text:s text:c="3"/>13 __x86.get_pc_thunk.bx <text:s text:c="6"/></text:p>
      <text:p text:style-name="P1"><text:s text:c="4"/>49: 0804a018 <text:s text:c="4"/>0 NOTYPE <text:s/>WEAK <text:s text:c="2"/>DEFAULT <text:s text:c="2"/>24 data_start <text:s text:c="17"/></text:p>
      <text:p text:style-name="P1"><text:s text:c="4"/>50: 0804a028 <text:s text:c="4"/>0 NOTYPE <text:s/>GLOBAL DEFAULT <text:s text:c="2"/>24 _edata <text:s text:c="21"/></text:p>
      <text:p text:style-name="P1"><text:s text:c="4"/>51: 080484d4 <text:s text:c="4"/>0 FUNC <text:s text:c="3"/>GLOBAL DEFAULT <text:s text:c="2"/>14 _fini <text:s text:c="22"/></text:p>
      <text:p text:style-name="P1"><text:s text:c="4"/>52: 0804a024 <text:s text:c="4"/>4 OBJECT <text:s/>GLOBAL DEFAULT <text:s text:c="2"/>24 global <text:s text:c="21"/></text:p>
      <text:p text:style-name="P1"><text:s text:c="4"/>53: 0804a018 <text:s text:c="4"/>0 NOTYPE <text:s/>GLOBAL DEFAULT <text:s text:c="2"/>24 __data_start <text:s text:c="15"/></text:p>
      <text:p text:style-name="P1"><text:s text:c="4"/>54: 00000000 <text:s text:c="4"/>0 FUNC <text:s text:c="3"/>GLOBAL DEFAULT <text:s/>UND puts@@GLIBC_2.0 <text:s text:c="12"/></text:p>
      <text:p text:style-name="P1"><text:s text:c="4"/>55: 00000000 <text:s text:c="4"/>0 NOTYPE <text:s/>WEAK <text:s text:c="2"/>DEFAULT <text:s/>UND __gmon_start__ <text:s text:c="13"/></text:p>
      <text:p text:style-name="P1"><text:soft-page-break/><text:s text:c="4"/>56: 0804a01c <text:s text:c="4"/>0 OBJECT <text:s/>GLOBAL HIDDEN <text:s text:c="3"/>24 __dso_handle <text:s text:c="15"/></text:p>
      <text:p text:style-name="P1"><text:s text:c="4"/>57: 080484ec <text:s text:c="4"/>4 OBJECT <text:s/>GLOBAL DEFAULT <text:s text:c="2"/>15 _IO_stdin_used <text:s text:c="13"/></text:p>
      <text:p text:style-name="P1"><text:s text:c="4"/>58: 00000000 <text:s text:c="4"/>0 FUNC <text:s text:c="3"/>GLOBAL DEFAULT <text:s/>UND __libc_start_main@@GLIBC_ <text:s text:c="2"/></text:p>
      <text:p text:style-name="P1"><text:s text:c="4"/>59: 08048460 <text:s text:c="3"/>97 FUNC <text:s text:c="3"/>GLOBAL DEFAULT <text:s text:c="2"/>13 __libc_csu_init <text:s text:c="12"/></text:p>
      <text:p text:style-name="P1"><text:s text:c="4"/>60: 0804a02c <text:s text:c="4"/>0 NOTYPE <text:s/>GLOBAL DEFAULT <text:s text:c="2"/>25 _end <text:s text:c="23"/></text:p>
      <text:p text:style-name="P1"><text:s text:c="4"/>61: 08048320 <text:s text:c="4"/>0 FUNC <text:s text:c="3"/>GLOBAL DEFAULT <text:s text:c="2"/>13 _start <text:s text:c="21"/></text:p>
      <text:p text:style-name="P1"><text:s text:c="4"/>62: 080484e8 <text:s text:c="4"/>4 OBJECT <text:s/>GLOBAL DEFAULT <text:s text:c="2"/>15 _fp_hw <text:s text:c="21"/></text:p>
      <text:p text:style-name="P1"><text:s text:c="4"/>63: 0804a028 <text:s text:c="4"/>0 NOTYPE <text:s/>GLOBAL DEFAULT <text:s text:c="2"/>25 __bss_start <text:s text:c="16"/></text:p>
      <text:p text:style-name="P1"><text:s text:c="4"/>64: 0804841d <text:s text:c="3"/>32 FUNC <text:s text:c="3"/>GLOBAL DEFAULT <text:s text:c="2"/>13 main <text:s text:c="23"/></text:p>
      <text:p text:style-name="P1"><text:s text:c="4"/>65: 0804843d <text:s text:c="3"/>24 FUNC <text:s text:c="3"/>GLOBAL DEFAULT <text:s text:c="2"/>13 function <text:s text:c="19"/></text:p>
      <text:p text:style-name="P1"><text:s text:c="4"/>66: 00000000 <text:s text:c="4"/>0 NOTYPE <text:s/>WEAK <text:s text:c="2"/>DEFAULT <text:s/>UND _Jv_RegisterClasses <text:s text:c="8"/></text:p>
      <text:p text:style-name="P1"><text:s text:c="4"/>67: 0804a028 <text:s text:c="4"/>0 OBJECT <text:s/>GLOBAL HIDDEN <text:s text:c="3"/>24 __TMC_END__ <text:s text:c="16"/></text:p>
      <text:p text:style-name="P1"><text:s text:c="4"/>68: 00000000 <text:s text:c="4"/>0 NOTYPE <text:s/>WEAK <text:s text:c="2"/>DEFAULT <text:s/>UND _ITM_registerTMCloneTable <text:s text:c="2"/></text:p>
      <text:p text:style-name="P1"><text:s text:c="4"/>69: 080482b0 <text:s text:c="4"/>0 FUNC <text:s text:c="3"/>GLOBAL DEFAULT <text:s text:c="2"/>11 _init </text:p>
      <text:p text:style-name="P1"/>
      <text:p text:style-name="P1"/>
      <text:p text:style-name="P1"/>
      <text:p text:style-name="P1">// Program 2</text:p>
      <text:p text:style-name="P1"/>
      <text:p text:style-name="P1">int x; <text:s text:c="72"/></text:p>
      <text:p text:style-name="P1">char lmnop[256]; <text:s text:c="62"/></text:p>
      <text:p text:style-name="P1"><text:s text:c="79"/></text:p>
      <text:p text:style-name="P1">int main(void) { <text:s text:c="62"/></text:p>
      <text:p text:style-name="P1"><text:s text:c="8"/>int x; <text:s text:c="64"/></text:p>
      <text:p text:style-name="P1"><text:s text:c="8"/>x = 4 + 1; <text:s text:c="60"/></text:p>
      <text:p text:style-name="P1"><text:s text:c="8"/>return loyd(x); <text:s text:c="55"/></text:p>
      <text:p text:style-name="P1">} <text:s text:c="77"/></text:p>
      <text:p text:style-name="P1"><text:s text:c="79"/></text:p>
      <text:p text:style-name="P1">int loyd(int y) { <text:s text:c="61"/></text:p>
      <text:p text:style-name="P1"><text:s text:c="8"/>int x; <text:s text:c="64"/></text:p>
      <text:p text:style-name="P1"><text:s text:c="8"/>x = 10 + y; <text:s text:c="59"/></text:p>
      <text:p text:style-name="P1"><text:s text:c="8"/>return steve(x); <text:s text:c="54"/></text:p>
      <text:p text:style-name="P1">} <text:s text:c="77"/></text:p>
      <text:p text:style-name="P1"><text:s text:c="79"/></text:p>
      <text:p text:style-name="P1">int steve(int y) { <text:s text:c="60"/></text:p>
      <text:p text:style-name="P1"><text:s text:c="8"/>char l; <text:s text:c="63"/></text:p>
      <text:p text:style-name="P1"><text:s text:c="8"/>l = 15 + y; <text:s text:c="59"/></text:p>
      <text:p text:style-name="P1"><text:s text:c="8"/>return tom(l); <text:s text:c="56"/></text:p>
      <text:p text:style-name="P1">} <text:s text:c="77"/></text:p>
      <text:p text:style-name="P1"><text:s text:c="79"/></text:p>
      <text:p text:style-name="P1">int tom(int weird_level) { <text:s text:c="52"/></text:p>
      <text:p text:style-name="P1"><text:s text:c="8"/>char z; <text:s text:c="63"/></text:p>
      <text:p text:style-name="P1"><text:s text:c="8"/>z = 20 + weird_level; <text:s text:c="49"/></text:p>
      <text:p text:style-name="P1"><text:s text:c="8"/>return z; <text:s text:c="61"/></text:p>
      <text:p text:style-name="P1">} <text:s text:c="2"/></text:p>
      <text:p text:style-name="P1"/>
      <text:p text:style-name="P1"/>
      <text:p text:style-name="P1"/>
      <text:p text:style-name="P1"/>
      <text:p text:style-name="P1"><text:soft-page-break/>// readelf – symbols</text:p>
      <text:p text:style-name="P1">Symbol table '.dynsym' contains 4 entries: <text:s text:c="36"/></text:p>
      <text:p text:style-name="P1"><text:s text:c="3"/>Num: <text:s text:c="3"/>Value <text:s/>Size Type <text:s text:c="3"/>Bind <text:s text:c="2"/>Vis <text:s text:c="5"/>Ndx Name <text:s text:c="23"/></text:p>
      <text:p text:style-name="P1"><text:s text:c="5"/>0: 00000000 <text:s text:c="4"/>0 NOTYPE <text:s/>LOCAL <text:s/>DEFAULT <text:s/>UND <text:s text:c="28"/></text:p>
      <text:p text:style-name="P1"><text:s text:c="5"/>1: 00000000 <text:s text:c="4"/>0 NOTYPE <text:s/>WEAK <text:s text:c="2"/>DEFAULT <text:s/>UND __gmon_start__ <text:s text:c="13"/></text:p>
      <text:p text:style-name="P1"><text:s text:c="5"/>2: 00000000 <text:s text:c="4"/>0 FUNC <text:s text:c="3"/>GLOBAL DEFAULT <text:s/>UND __libc_start_main@GLIBC_2.0 <text:s/>(2) </text:p>
      <text:p text:style-name="P1"><text:s text:c="5"/>3: 080484ec <text:s text:c="4"/>4 OBJECT <text:s/>GLOBAL DEFAULT <text:s text:c="2"/>15 _IO_stdin_used <text:s text:c="13"/></text:p>
      <text:p text:style-name="P1"><text:s text:c="79"/></text:p>
      <text:p text:style-name="P1">Symbol table '.symtab' contains 76 entries: <text:s text:c="35"/></text:p>
      <text:p text:style-name="P1"><text:s text:c="3"/>Num: <text:s text:c="3"/>Value <text:s/>Size Type <text:s text:c="3"/>Bind <text:s text:c="2"/>Vis <text:s text:c="5"/>Ndx Name <text:s text:c="23"/></text:p>
      <text:p text:style-name="P1"><text:s text:c="5"/>0: 00000000 <text:s text:c="4"/>0 NOTYPE <text:s/>LOCAL <text:s/>DEFAULT <text:s/>UND <text:s text:c="28"/></text:p>
      <text:p text:style-name="P1"><text:s text:c="5"/>1: 08048154 <text:s text:c="4"/>0 SECTION LOCAL <text:s/>DEFAULT <text:s text:c="3"/>1 <text:s text:c="28"/></text:p>
      <text:p text:style-name="P1"><text:s text:c="5"/>2: 08048168 <text:s text:c="4"/>0 SECTION LOCAL <text:s/>DEFAULT <text:s text:c="3"/>2 <text:s text:c="28"/></text:p>
      <text:p text:style-name="P1"><text:s text:c="5"/>3: 08048188 <text:s text:c="4"/>0 SECTION LOCAL <text:s/>DEFAULT <text:s text:c="3"/>3 <text:s text:c="28"/></text:p>
      <text:p text:style-name="P1"><text:s text:c="5"/>4: 080481ac <text:s text:c="4"/>0 SECTION LOCAL <text:s/>DEFAULT <text:s text:c="3"/>4 <text:s text:c="28"/></text:p>
      <text:p text:style-name="P1"><text:s text:c="5"/>5: 080481cc <text:s text:c="4"/>0 SECTION LOCAL <text:s/>DEFAULT <text:s text:c="3"/>5 <text:s text:c="28"/></text:p>
      <text:p text:style-name="P1"><text:s text:c="5"/>6: 0804820c <text:s text:c="4"/>0 SECTION LOCAL <text:s/>DEFAULT <text:s text:c="3"/>6 <text:s text:c="28"/></text:p>
      <text:p text:style-name="P1"><text:s text:c="5"/>7: 08048252 <text:s text:c="4"/>0 SECTION LOCAL <text:s/>DEFAULT <text:s text:c="3"/>7 <text:s text:c="28"/></text:p>
      <text:p text:style-name="P1"><text:s text:c="5"/>8: 0804825c <text:s text:c="4"/>0 SECTION LOCAL <text:s/>DEFAULT <text:s text:c="3"/>8 <text:s text:c="28"/></text:p>
      <text:p text:style-name="P1"><text:s text:c="5"/>9: 0804827c <text:s text:c="4"/>0 SECTION LOCAL <text:s/>DEFAULT <text:s text:c="3"/>9 <text:s text:c="28"/></text:p>
      <text:p text:style-name="P1"><text:s text:c="4"/>10: 08048284 <text:s text:c="4"/>0 SECTION LOCAL <text:s/>DEFAULT <text:s text:c="2"/>10 <text:s text:c="28"/></text:p>
      <text:p text:style-name="P1"><text:s text:c="4"/>11: 08048294 <text:s text:c="4"/>0 SECTION LOCAL <text:s/>DEFAULT <text:s text:c="2"/>11 <text:s text:c="28"/></text:p>
      <text:p text:style-name="P1"><text:s text:c="4"/>12: 080482c0 <text:s text:c="4"/>0 SECTION LOCAL <text:s/>DEFAULT <text:s text:c="2"/>12 <text:s text:c="28"/></text:p>
      <text:p text:style-name="P1"><text:s text:c="4"/>13: 080482f0 <text:s text:c="4"/>0 SECTION LOCAL <text:s/>DEFAULT <text:s text:c="2"/>13 <text:s text:c="28"/></text:p>
      <text:p text:style-name="P1"><text:s text:c="4"/>14: 080484d4 <text:s text:c="4"/>0 SECTION LOCAL <text:s/>DEFAULT <text:s text:c="2"/>14 <text:s text:c="28"/></text:p>
      <text:p text:style-name="P1"><text:s text:c="4"/>15: 080484e8 <text:s text:c="4"/>0 SECTION LOCAL <text:s/>DEFAULT <text:s text:c="2"/>15 <text:s text:c="28"/></text:p>
      <text:p text:style-name="P1"><text:s text:c="4"/>16: 080484f0 <text:s text:c="4"/>0 SECTION LOCAL <text:s/>DEFAULT <text:s text:c="2"/>16 <text:s text:c="28"/></text:p>
      <text:p text:style-name="P1"><text:s text:c="4"/>17: 08048534 <text:s text:c="4"/>0 SECTION LOCAL <text:s/>DEFAULT <text:s text:c="2"/>17 <text:s text:c="28"/></text:p>
      <text:p text:style-name="P1"><text:s text:c="4"/>18: 08049f08 <text:s text:c="4"/>0 SECTION LOCAL <text:s/>DEFAULT <text:s text:c="2"/>18 <text:s text:c="28"/></text:p>
      <text:p text:style-name="P1"><text:s text:c="4"/>19: 08049f0c <text:s text:c="4"/>0 SECTION LOCAL <text:s/>DEFAULT <text:s text:c="2"/>19 <text:s text:c="28"/></text:p>
      <text:p text:style-name="P1"><text:s text:c="4"/>20: 08049f10 <text:s text:c="4"/>0 SECTION LOCAL <text:s/>DEFAULT <text:s text:c="2"/>20 <text:s text:c="28"/></text:p>
      <text:p text:style-name="P1"><text:s text:c="4"/>21: 08049f14 <text:s text:c="4"/>0 SECTION LOCAL <text:s/>DEFAULT <text:s text:c="2"/>21 <text:s text:c="28"/></text:p>
      <text:p text:style-name="P1"><text:s text:c="4"/>22: 08049ffc <text:s text:c="4"/>0 SECTION LOCAL <text:s/>DEFAULT <text:s text:c="2"/>22 <text:s text:c="28"/></text:p>
      <text:p text:style-name="P1"><text:s text:c="4"/>23: 0804a000 <text:s text:c="4"/>0 SECTION LOCAL <text:s/>DEFAULT <text:s text:c="2"/>23 <text:s text:c="28"/></text:p>
      <text:p text:style-name="P1"><text:s text:c="4"/>24: 0804a014 <text:s text:c="4"/>0 SECTION LOCAL <text:s/>DEFAULT <text:s text:c="2"/>24 <text:s text:c="28"/></text:p>
      <text:p text:style-name="P1"><text:s text:c="4"/>25: 0804a020 <text:s text:c="4"/>0 SECTION LOCAL <text:s/>DEFAULT <text:s text:c="2"/>25 <text:s text:c="28"/></text:p>
      <text:p text:style-name="P1"><text:s text:c="4"/>26: 00000000 <text:s text:c="4"/>0 SECTION LOCAL <text:s/>DEFAULT <text:s text:c="2"/>26 <text:s text:c="28"/></text:p>
      <text:p text:style-name="P1"><text:s text:c="4"/>27: 00000000 <text:s text:c="4"/>0 SECTION LOCAL <text:s/>DEFAULT <text:s text:c="2"/>27 <text:s text:c="28"/></text:p>
      <text:p text:style-name="P1"><text:s text:c="4"/>28: 00000000 <text:s text:c="4"/>0 SECTION LOCAL <text:s/>DEFAULT <text:s text:c="2"/>28 <text:s text:c="28"/></text:p>
      <text:p text:style-name="P1"><text:s text:c="4"/>29: 00000000 <text:s text:c="4"/>0 SECTION LOCAL <text:s/>DEFAULT <text:s text:c="2"/>29 <text:s text:c="28"/></text:p>
      <text:p text:style-name="P1"><text:s text:c="4"/>30: 00000000 <text:s text:c="4"/>0 SECTION LOCAL <text:s/>DEFAULT <text:s text:c="2"/>30 <text:s text:c="28"/></text:p>
      <text:p text:style-name="P1"><text:s text:c="4"/>31: 00000000 <text:s text:c="4"/>0 SECTION LOCAL <text:s/>DEFAULT <text:s text:c="2"/>31 <text:s text:c="28"/></text:p>
      <text:p text:style-name="P1"><text:s text:c="4"/>32: 00000000 <text:s text:c="4"/>0 FILE <text:s text:c="3"/>LOCAL <text:s/>DEFAULT <text:s/>ABS crtstuff.c</text:p>
      <text:p text:style-name="P1"><text:s text:c="4"/>33: 08049f10 <text:s text:c="4"/>0 OBJECT <text:s/>LOCAL <text:s/>DEFAULT <text:s text:c="2"/>20 __JCR_LIST__ <text:s text:c="15"/></text:p>
      <text:p text:style-name="P1"><text:s text:c="4"/>34: 08048330 <text:s text:c="4"/>0 FUNC <text:s text:c="3"/>LOCAL <text:s/>DEFAULT <text:s text:c="2"/>13 deregister_tm_clones <text:s text:c="7"/></text:p>
      <text:p text:style-name="P1"><text:s text:c="4"/>35: 08048360 <text:s text:c="4"/>0 FUNC <text:s text:c="3"/>LOCAL <text:s/>DEFAULT <text:s text:c="2"/>13 register_tm_clones <text:s text:c="9"/></text:p>
      <text:p text:style-name="P1"><text:s text:c="4"/>36: 080483a0 <text:s text:c="4"/>0 FUNC <text:s text:c="3"/>LOCAL <text:s/>DEFAULT <text:s text:c="2"/>13 __do_global_dtors_aux <text:s text:c="6"/></text:p>
      <text:p text:style-name="P1"><text:s text:c="4"/>37: 0804a020 <text:s text:c="4"/>1 OBJECT <text:s/>LOCAL <text:s/>DEFAULT <text:s text:c="2"/>25 completed.6591 <text:s text:c="13"/></text:p>
      <text:p text:style-name="P1"><text:s text:c="4"/>38: 08049f0c <text:s text:c="4"/>0 OBJECT <text:s/>LOCAL <text:s/>DEFAULT <text:s text:c="2"/>19 __do_global_dtors_aux_fin <text:s text:c="2"/></text:p>
      <text:p text:style-name="P1"><text:soft-page-break/><text:s text:c="4"/>39: 080483c0 <text:s text:c="4"/>0 FUNC <text:s text:c="3"/>LOCAL <text:s/>DEFAULT <text:s text:c="2"/>13 frame_dummy <text:s text:c="16"/></text:p>
      <text:p text:style-name="P1"><text:s text:c="4"/>40: 08049f08 <text:s text:c="4"/>0 OBJECT <text:s/>LOCAL <text:s/>DEFAULT <text:s text:c="2"/>18 __frame_dummy_init_array_ <text:s text:c="2"/></text:p>
      <text:p text:style-name="P1"><text:s text:c="4"/>41: 00000000 <text:s text:c="4"/>0 FILE <text:s text:c="3"/>LOCAL <text:s/>DEFAULT <text:s/>ABS simple_c_program.c <text:s text:c="9"/></text:p>
      <text:p text:style-name="P1"><text:s text:c="4"/>42: 00000000 <text:s text:c="4"/>0 FILE <text:s text:c="3"/>LOCAL <text:s/>DEFAULT <text:s/>ABS crtstuff.c <text:s text:c="17"/></text:p>
      <text:p text:style-name="P1"><text:s text:c="4"/>43: 08048640 <text:s text:c="4"/>0 OBJECT <text:s/>LOCAL <text:s/>DEFAULT <text:s text:c="2"/>17 __FRAME_END__ <text:s text:c="14"/></text:p>
      <text:p text:style-name="P1"><text:s text:c="4"/>44: 08049f10 <text:s text:c="4"/>0 OBJECT <text:s/>LOCAL <text:s/>DEFAULT <text:s text:c="2"/>20 __JCR_END__ <text:s text:c="16"/></text:p>
      <text:p text:style-name="P1"><text:s text:c="4"/>45: 00000000 <text:s text:c="4"/>0 FILE <text:s text:c="3"/>LOCAL <text:s/>DEFAULT <text:s/>ABS <text:s text:c="28"/></text:p>
      <text:p text:style-name="P1"><text:s text:c="4"/>46: 08049f0c <text:s text:c="4"/>0 NOTYPE <text:s/>LOCAL <text:s/>DEFAULT <text:s text:c="2"/>18 __init_array_end <text:s text:c="11"/></text:p>
      <text:p text:style-name="P1"><text:s text:c="4"/>47: 08049f14 <text:s text:c="4"/>0 OBJECT <text:s/>LOCAL <text:s/>DEFAULT <text:s text:c="2"/>21 _DYNAMIC <text:s text:c="19"/></text:p>
      <text:p text:style-name="P1"><text:s text:c="4"/>48: 08049f08 <text:s text:c="4"/>0 NOTYPE <text:s/>LOCAL <text:s/>DEFAULT <text:s text:c="2"/>18 __init_array_start <text:s text:c="9"/></text:p>
      <text:p text:style-name="P1"><text:s text:c="4"/>49: 0804a000 <text:s text:c="4"/>0 OBJECT <text:s/>LOCAL <text:s/>DEFAULT <text:s text:c="2"/>23 _GLOBAL_OFFSET_TABLE_ <text:s text:c="6"/></text:p>
      <text:p text:style-name="P1"><text:s text:c="4"/>50: 080484d0 <text:s text:c="4"/>2 FUNC <text:s text:c="3"/>GLOBAL DEFAULT <text:s text:c="2"/>13 __libc_csu_fini <text:s text:c="12"/></text:p>
      <text:p text:style-name="P1"><text:s text:c="4"/>51: 08048445 <text:s text:c="3"/>21 FUNC <text:s text:c="3"/>GLOBAL DEFAULT <text:s text:c="2"/>13 tom <text:s text:c="24"/></text:p>
      <text:p text:style-name="P1"><text:s text:c="4"/>52: 00000000 <text:s text:c="4"/>0 NOTYPE <text:s/>WEAK <text:s text:c="2"/>DEFAULT <text:s/>UND _ITM_deregisterTMCloneTab <text:s text:c="2"/></text:p>
      <text:p text:style-name="P1"><text:s text:c="4"/>53: 08048320 <text:s text:c="4"/>4 FUNC <text:s text:c="3"/>GLOBAL HIDDEN <text:s text:c="3"/>13 __x86.get_pc_thunk.bx <text:s text:c="6"/></text:p>
      <text:p text:style-name="P1"><text:s text:c="4"/>54: 0804a014 <text:s text:c="4"/>0 NOTYPE <text:s/>WEAK <text:s text:c="2"/>DEFAULT <text:s text:c="2"/>24 data_start <text:s text:c="17"/></text:p>
      <text:p text:style-name="P1"><text:s text:c="4"/>55: 0804a01c <text:s text:c="4"/>0 NOTYPE <text:s/>GLOBAL DEFAULT <text:s text:c="2"/>24 _edata <text:s text:c="21"/></text:p>
      <text:p text:style-name="P1"><text:s text:c="4"/>56: 0804a040 <text:s text:c="4"/>4 OBJECT <text:s/>GLOBAL DEFAULT <text:s text:c="2"/>25 x <text:s text:c="26"/></text:p>
      <text:p text:style-name="P1"><text:s text:c="4"/>57: 080484d4 <text:s text:c="4"/>0 FUNC <text:s text:c="3"/>GLOBAL DEFAULT <text:s text:c="2"/>14 _fini <text:s text:c="22"/></text:p>
      <text:p text:style-name="P1"><text:s text:c="4"/>58: 0804a014 <text:s text:c="4"/>0 NOTYPE <text:s/>GLOBAL DEFAULT <text:s text:c="2"/>24 __data_start <text:s text:c="15"/></text:p>
      <text:p text:style-name="P1"><text:s text:c="4"/>59: 00000000 <text:s text:c="4"/>0 NOTYPE <text:s/>WEAK <text:s text:c="2"/>DEFAULT <text:s/>UND __gmon_start__ <text:s text:c="13"/></text:p>
      <text:p text:style-name="P1"><text:s text:c="4"/>60: 0804a018 <text:s text:c="4"/>0 OBJECT <text:s/>GLOBAL HIDDEN <text:s text:c="3"/>24 __dso_handle <text:s text:c="15"/></text:p>
      <text:p text:style-name="P1"><text:s text:c="4"/>61: 080484ec <text:s text:c="4"/>4 OBJECT <text:s/>GLOBAL DEFAULT <text:s text:c="2"/>15 _IO_stdin_used <text:s text:c="13"/></text:p>
      <text:p text:style-name="P1"><text:s text:c="4"/>62: 00000000 <text:s text:c="4"/>0 FUNC <text:s text:c="3"/>GLOBAL DEFAULT <text:s/>UND __libc_start_main@@GLIBC_ <text:s text:c="2"/></text:p>
      <text:p text:style-name="P1"><text:s text:c="4"/>63: 08048460 <text:s text:c="3"/>97 FUNC <text:s text:c="3"/>GLOBAL DEFAULT <text:s text:c="2"/>13 __libc_csu_init <text:s text:c="12"/></text:p>
      <text:p text:style-name="P1"><text:s text:c="4"/>64: 0804a160 <text:s text:c="4"/>0 NOTYPE <text:s/>GLOBAL DEFAULT <text:s text:c="2"/>25 _end <text:s text:c="23"/></text:p>
      <text:p text:style-name="P1"><text:s text:c="4"/>65: 080482f0 <text:s text:c="4"/>0 FUNC <text:s text:c="3"/>GLOBAL DEFAULT <text:s text:c="2"/>13 _start <text:s text:c="21"/></text:p>
      <text:p text:style-name="P1"><text:s text:c="4"/>66: 080484e8 <text:s text:c="4"/>4 OBJECT <text:s/>GLOBAL DEFAULT <text:s text:c="2"/>15 _fp_hw <text:s text:c="21"/></text:p>
      <text:p text:style-name="P1"><text:s text:c="4"/>67: 0804a01c <text:s text:c="4"/>0 NOTYPE <text:s/>GLOBAL DEFAULT <text:s text:c="2"/>25 __bss_start <text:s text:c="16"/></text:p>
      <text:p text:style-name="P1"><text:s text:c="4"/>68: 080483ed <text:s text:c="3"/>31 FUNC <text:s text:c="3"/>GLOBAL DEFAULT <text:s text:c="2"/>13 main <text:s text:c="23"/></text:p>
      <text:p text:style-name="P1"><text:s text:c="4"/>69: 00000000 <text:s text:c="4"/>0 NOTYPE <text:s/>WEAK <text:s text:c="2"/>DEFAULT <text:s/>UND _Jv_RegisterClasses <text:s text:c="8"/></text:p>
      <text:p text:style-name="P1"><text:s text:c="4"/>70: 0804a060 <text:s text:c="2"/>256 OBJECT <text:s/>GLOBAL DEFAULT <text:s text:c="2"/>25 lmnop <text:s text:c="22"/></text:p>
      <text:p text:style-name="P1"><text:s text:c="4"/>71: 08048428 <text:s text:c="3"/>29 FUNC <text:s text:c="3"/>GLOBAL DEFAULT <text:s text:c="2"/>13 steve <text:s text:c="22"/></text:p>
      <text:p text:style-name="P1"><text:s text:c="4"/>72: 0804a01c <text:s text:c="4"/>0 OBJECT <text:s/>GLOBAL HIDDEN <text:s text:c="3"/>24 __TMC_END__ <text:s text:c="16"/></text:p>
      <text:p text:style-name="P1"><text:s text:c="4"/>73: 00000000 <text:s text:c="4"/>0 NOTYPE <text:s/>WEAK <text:s text:c="2"/>DEFAULT <text:s/>UND _ITM_registerTMCloneTable <text:s text:c="2"/></text:p>
      <text:p text:style-name="P1"><text:s text:c="4"/>74: 0804840c <text:s text:c="3"/>28 FUNC <text:s text:c="3"/>GLOBAL DEFAULT <text:s text:c="2"/>13 loyd <text:s text:c="23"/></text:p>
      <text:p text:style-name="P1"><text:s text:c="4"/>75: 08048294 <text:s text:c="4"/>0 FUNC <text:s text:c="3"/>GLOBAL DEFAULT <text:s text:c="2"/>11 _in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5:47:45.451837139</meta:creation-date>
    <dc:date>2015-11-17T15:54:13.88847729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5" meta:paragraph-count="223" meta:word-count="1402" meta:character-count="17023" meta:non-whitespace-character-count="7185"/>
  </office:meta>
</office:document-meta>
</file>